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100000094A3E1B3EADAA0F848.png" manifest:media-type="image/png"/>
  <manifest:file-entry manifest:full-path="Pictures/10000201000003E80000019A1DA4F03965AB62CE.png" manifest:media-type="image/png"/>
  <manifest:file-entry manifest:full-path="Pictures/100058FD000069F000000F4CC572C6362CA0F0E9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0.75cm" fo:min-width="5.5cm" draw:shadow="hidden"/>
    </style:style>
    <style:style style:name="gr2" style:family="graphic" style:parent-style-name="standard">
      <style:graphic-properties draw:stroke="dash" draw:stroke-dash="Big_20_dashes" svg:stroke-color="#000000" draw:fill="none" draw:fill-color="#ffffff" draw:textarea-vertical-align="middle" fo:min-height="2.069cm" draw:shadow="hidden"/>
    </style:style>
    <style:style style:name="gr3" style:family="graphic" style:parent-style-name="standard">
      <style:graphic-properties draw:stroke="dash" draw:stroke-dash="Big_20_dashes" svg:stroke-color="#000000" draw:fill="none" draw:fill-color="#ffffff" draw:textarea-vertical-align="middle" fo:min-height="2.001cm" draw:shadow="hidden"/>
    </style:style>
    <style:style style:name="gr4" style:family="graphic" style:parent-style-name="standard">
      <style:graphic-properties draw:stroke="solid" draw:stroke-dash="Big_20_dashes" svg:stroke-color="#000000" draw:fill="none" draw:fill-color="#ffffff" draw:textarea-vertical-align="middle" fo:min-height="2.012cm" draw:shadow="hidden"/>
    </style:style>
    <style:style style:name="gr5" style:family="graphic" style:parent-style-name="standard">
      <style:graphic-properties draw:stroke="solid" draw:stroke-dash="Big_20_dashes" svg:stroke-color="#000000" draw:fill="none" draw:fill-color="#ffffff" draw:textarea-vertical-align="middle" fo:min-height="1.939cm" draw:shadow="hidden"/>
    </style:style>
    <style:style style:name="gr6" style:family="graphic" style:parent-style-name="standard">
      <style:graphic-properties draw:stroke="solid" draw:stroke-dash="Big_20_dashes" svg:stroke-color="#000000" draw:fill="none" draw:fill-color="#ffffff" draw:textarea-vertical-align="middle" fo:min-height="2.845cm" draw:shadow="hidden"/>
    </style:style>
    <style:style style:name="gr7" style:family="graphic" style:parent-style-name="standard">
      <style:graphic-properties draw:stroke="dash" draw:stroke-dash="Dashed_20__28_var_29_" svg:stroke-color="#000000" draw:fill="none" draw:fill-color="#ffffff" draw:textarea-vertical-align="middle" fo:min-height="2.75cm" draw:shadow="hidden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fo:text-align="center"/>
      <style:text-properties fo:font-size="12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>
      <loext:graphic-properties draw:fill="none" draw:fill-color="#ffffff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11cm" svg:x="1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9cm" svg:height="2.319cm" svg:x="3.8cm" svg:y="8.1cm">
          <draw:text-box>
            <text:p text:style-name="P2"><text:span text:style-name="T1">Ranran-the-</text:span><text:span text:style-name="T1">JuicyPork</text:span></text:p>
          </draw:text-box>
        </draw:frame>
        <draw:frame draw:style-name="gr2" draw:text-style-name="P3" draw:layer="layout" svg:width="2.69cm" svg:height="2.319cm" svg:x="3.8cm" svg:y="13.281cm">
          <draw:text-box>
            <text:p text:style-name="P2"><text:span text:style-name="T1">jamespetts</text:span></text:p>
            <text:p text:style-name="P2"><text:span text:style-name="T1"/></text:p>
            <text:p text:style-name="P2"><text:span text:style-name="T2">upstream</text:span></text:p>
          </draw:text-box>
        </draw:frame>
        <draw:frame draw:style-name="gr3" draw:text-style-name="P5" draw:layer="layout" svg:width="2.69cm" svg:height="2.251cm" svg:x="3.8cm" svg:y="10.724cm">
          <draw:text-box>
            <text:p text:style-name="P4"><text:span text:style-name="T3">MyGithub</text:span></text:p>
            <text:p text:style-name="P4"><text:span text:style-name="T3"/></text:p>
            <text:p text:style-name="P4"><text:span text:style-name="T2">origin</text:span></text:p>
          </draw:text-box>
        </draw:frame>
        <draw:frame draw:style-name="gr4" draw:text-style-name="P3" draw:layer="layout" svg:width="2.69cm" svg:height="2.262cm" svg:x="10cm" svg:y="8.1cm">
          <draw:text-box>
            <text:p text:style-name="P2"><text:span text:style-name="T1">Ranran’s </text:span><text:span text:style-name="T1">PC</text:span></text:p>
          </draw:text-box>
        </draw:frame>
        <draw:frame draw:style-name="gr5" draw:text-style-name="P5" draw:layer="layout" svg:width="2.69cm" svg:height="2.189cm" svg:x="10cm" svg:y="10.658cm">
          <draw:text-box>
            <text:p text:style-name="P4"><text:span text:style-name="T3">My PC</text:span></text:p>
          </draw:text-box>
        </draw:frame>
        <draw:frame draw:style-name="gr4" draw:text-style-name="P3" draw:layer="layout" svg:width="2.69cm" svg:height="2.262cm" svg:x="10cm" svg:y="13.143cm">
          <draw:text-box>
            <text:p text:style-name="P2"><text:span text:style-name="T1">James’ PC</text:span></text:p>
          </draw:text-box>
        </draw:frame>
        <draw:frame draw:style-name="gr6" draw:text-style-name="P3" draw:layer="layout" svg:width="3.8cm" svg:height="3.095cm" svg:x="3.2cm" svg:y="16.905cm">
          <draw:text-box>
            <text:p text:style-name="P2"><text:span text:style-name="T1">Bridgewater-Brunel</text:span></text:p>
          </draw:text-box>
        </draw:frame>
        <draw:frame draw:style-name="gr7" draw:text-style-name="P3" draw:layer="layout" svg:width="4cm" svg:height="3cm" svg:x="3cm" svg:y="1cm">
          <draw:text-box>
            <text:p text:style-name="P2"><text:span text:style-name="T1"/></text:p>
            <text:p text:style-name="P2"><text:span text:style-name="T1"/></text:p>
            <text:p text:style-name="P2"><text:span text:style-name="T4">(Simutrans-Standard development </text:span><text:span text:style-name="T4">system)</text:span></text:p>
          </draw:text-box>
        </draw:frame>
        <draw:frame draw:style-name="gr2" draw:text-style-name="P3" draw:layer="layout" svg:width="2.69cm" svg:height="2.319cm" svg:x="3.81cm" svg:y="5.481cm">
          <draw:text-box>
            <text:p text:style-name="P2"><text:span text:style-name="T1">aburch</text:span></text:p>
          </draw:text-box>
        </draw:frame>
        <draw:frame draw:style-name="gr8" draw:text-style-name="P6" draw:layer="layout" svg:width="6.4cm" svg:height="2.62cm" draw:transform="rotate (1.5707963267949) translate (1cm 13.7cm)">
          <draw:image xlink:href="Pictures/10000201000003E80000019A1DA4F03965AB62CE.png" xlink:type="simple" xlink:show="embed" xlink:actuate="onLoad">
            <text:p/>
          </draw:image>
        </draw:frame>
        <draw:frame draw:style-name="gr8" draw:text-style-name="P6" draw:layer="layout" svg:width="4cm" svg:height="0.57cm" svg:x="3cm" svg:y="1.7cm">
          <draw:image xlink:href="Pictures/100058FD000069F000000F4CC572C6362CA0F0E9.svg" xlink:type="simple" xlink:show="embed" xlink:actuate="onLoad">
            <text:p/>
          </draw:image>
          <draw:image xlink:href="Pictures/100002010000040100000094A3E1B3EADAA0F848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Big_20_dashes" draw:display-name="Big dashes" draw:style="rect" draw:dots1="1" draw:dots1-length="500%" draw:distance="120%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4T07:20:48.448583967</meta:creation-date>
    <dc:date>2020-11-24T12:10:04.948327161</dc:date>
    <meta:editing-duration>PT4H16M43S</meta:editing-duration>
    <meta:editing-cycles>7</meta:editing-cycles>
    <meta:generator>LibreOffice/6.0.7.3$Linux_X86_64 LibreOffice_project/00m0$Build-3</meta:generator>
    <meta:document-statistic meta:object-count="12"/>
  </office:meta>
</office:document-meta>
</file>